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Hugo Abrikh - Julian Arnaud - Alexis Charlet - <text:s/>Jérémy Choisy - Olivier Gaudard</text:span></text:p>
      <text:p text:style-name="P1"><text:span text:style-name="T1">Projet LinkShift </text:span></text:p>
      <text:p text:style-name="Standard"><text:span text:style-name="T1"/></text:p>
      <text:p text:style-name="Standard"><text:span text:style-name="T1"/></text:p>
      <text:p text:style-name="Standard"><text:span text:style-name="T1">Identification du besoin :<text:line-break/></text:span></text:p>
      <text:p text:style-name="Standard"><text:span text:style-name="T3">Une circulation difficile aux abords d'importantes zones d'activité économique (cf. Sophia-Antipolis) :</text:span></text:p>
      <text:list xml:id="list4665190193961187124" text:style-name="L1">
        <text:list-item>
          <text:list>
            <text:list-item>
              <text:p text:style-name="P2"><text:span text:style-name="T3">empreinte carbone importante,</text:span></text:p>
            </text:list-item>
            <text:list-item>
              <text:p text:style-name="P2"><text:span text:style-name="T3">perte significative de temps,</text:span></text:p>
            </text:list-item>
            <text:list-item>
              <text:p text:style-name="P2"><text:span text:style-name="T3">prix de l'essence en hausse.</text:span></text:p>
            </text:list-item>
          </text:list>
        </text:list-item>
      </text:list>
      <text:p text:style-name="Standard"><text:span text:style-name="T3"/></text:p>
      <text:p text:style-name="Standard"><text:span text:style-name="T3">La nécessité indéniable de se créer un réseau si l'on veut faire évoluer sa carrière aujourd'hui (cf. LinkedIn, 16 millions d'utilisateurs en France).</text:span></text:p>
      <text:p text:style-name="Standard"><text:span text:style-name="T3"/></text:p>
      <text:p text:style-name="Standard"><text:span text:style-name="T3"/></text:p>
      <text:p text:style-name="P3">Solution proposée :</text:p>
      <text:p text:style-name="P4"/>
      <text:p text:style-name="P4">Nous avons donc pensé à un site web / application mobile permettant aux utilisateurs de mettre en place des covoiturages quotidiens et à long terme, le tout axé sur la construction d'un réseau professionnel. Chaque utilisateur, conducteur ou passager, indiquerait ses besoins quotidiens de transport pendant les prochains jours, les prochaines semaines ou même les prochains mois. Il disposerait également d'un profil professionnel retraçant son parcours, son statut et ses ambitions. À partir de toutes ces données, notre IA <text:s/>mettra en place les convoiturages en regroupant les utilisateurs avec des intérêts professionnels en commun. Le but étant de connecter le plus d'utilisateurs possibles sur le long terme et non de voyager avec les mêmes utilisateurs tous les jours.</text:p>
      <text:p text:style-name="P4"/>
      <text:p text:style-name="P3">Objectifs :</text:p>
      <text:p text:style-name="P4"/>
      <text:p text:style-name="P4">Ce projet vise à grandement faciliter la construction d'un réseau pour les professionnels et étudiants. On peut même supposer que la mise en place de LinkShift serait très bénéfique pour une zone d'activité économique, connectant facilement les entreprises. Il en va également de l'impact d'un tel projet sur l'aspect écologique avec une réduction drastique de l'empreinte carbone dans ces zones et une réduction des coûts non négligeables. En d'autres termes, joindre le très utile à l'agréable.</text:p>
      <text:p text:style-name="P4"/>
      <text:p text:style-name="P3">Résultat de la veille :</text:p>
      <text:p text:style-name="P4"/>
      <text:p text:style-name="P4">On retrouve quelques applications déjà présentes proposant des trajets quotidiens domicile-travail mais aucune vraiment axée sur la construction d'un réseau professionnel ciblé.</text:p>
      <text:p text:style-name="Standard"><text:span text:style-name="T3"><text:tab/></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30T15:00:00.12</meta:creation-date>
    <dc:date>2018-09-30T16:07:05.18</dc:date>
    <meta:editing-duration>PT20M53S</meta:editing-duration>
    <meta:editing-cycles>3</meta:editing-cycles>
    <meta:generator>OpenOffice/4.1.4$Win32 OpenOffice.org_project/414m5$Build-9788</meta:generator>
    <meta:document-statistic meta:table-count="0" meta:image-count="0" meta:object-count="0" meta:page-count="1" meta:paragraph-count="15" meta:word-count="296" meta:character-count="1967"/>
  </office:meta>
</office:document-meta>
</file>